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ffffff" draw:marker-start-width="0.227cm" draw:marker-end-width="0.227cm" draw:textarea-horizontal-align="justify" draw:textarea-vertical-align="bottom" draw:auto-grow-height="false" fo:min-height="3.687cm" fo:min-width="8.263cm" fo:padding-top="0.134cm" fo:padding-bottom="0.134cm" fo:padding-left="0.259cm" fo:padding-right="0.259cm"/>
    </style:style>
    <style:style style:name="gr2" style:family="graphic" style:parent-style-name="standard">
      <style:graphic-properties draw:textarea-horizontal-align="justify" draw:textarea-vertical-align="middle" draw:auto-grow-height="false" fo:min-height="2.544cm" fo:min-width="6.358cm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4.072cm"/>
    </style:style>
    <style:style style:name="gr4" style:family="graphic" style:parent-style-name="standard">
      <style:graphic-properties draw:textarea-horizontal-align="justify" draw:textarea-vertical-align="middle" draw:auto-grow-height="false" fo:min-height="2.036cm" fo:min-width="4.072cm"/>
    </style:style>
    <style:style style:name="gr5" style:family="graphic" style:parent-style-name="standard">
      <style:graphic-properties svg:stroke-width="0.106cm" svg:stroke-color="#ffffff" draw:marker-start-width="0.358cm" draw:marker-end-width="0.358cm" draw:textarea-horizontal-align="justify" draw:textarea-vertical-align="middle" draw:auto-grow-height="false" fo:min-height="0.186cm" fo:min-width="0cm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212cm" svg:stroke-color="#5e8ac7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draw:stroke="solid" draw:stroke-dash="Fine_20_Dashed" svg:stroke-width="0.053cm" draw:marker-start="Circle" draw:marker-start-width="0.28cm" draw:marker-end="Circle" draw:marker-end-width="0.28cm" draw:textarea-vertical-align="middle" fo:padding-top="0.152cm" fo:padding-bottom="0.152cm" fo:padding-left="0.277cm" fo:padding-right="0.277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.401cm" fo:min-width="7.374cm"/>
    </style:style>
    <style:style style:name="gr9" style:family="graphic" style:parent-style-name="standard">
      <style:graphic-properties draw:stroke="none" draw:fill="none" draw:textarea-vertical-align="bottom" fo:min-height="0.797cm"/>
    </style:style>
    <style:style style:name="gr10" style:family="graphic" style:parent-style-name="standard">
      <style:graphic-properties svg:stroke-width="0.106cm" svg:stroke-color="#ffffff" draw:marker-start-width="0.358cm" draw:marker-end-width="0.358cm" draw:textarea-horizontal-align="justify" draw:textarea-vertical-align="middle" draw:auto-grow-height="false" fo:min-height="0.006cm" fo:min-width="0cm" fo:padding-top="0.177cm" fo:padding-bottom="0.177cm" fo:padding-left="0.302cm" fo:padding-right="0.302cm"/>
    </style:style>
    <style:style style:name="gr11" style:family="graphic" style:parent-style-name="standard">
      <style:graphic-properties draw:stroke="none" svg:stroke-color="#000000" draw:fill="none" draw:fill-color="#ffffff" fo:min-height="0.512cm"/>
    </style:style>
    <style:style style:name="gr12" style:family="graphic" style:parent-style-name="standard">
      <style:graphic-properties draw:stroke="none" svg:stroke-color="#000000" draw:fill="none" draw:fill-color="#ffffff" fo:min-height="0.535cm"/>
    </style:style>
    <style:style style:name="gr13" style:family="graphic" style:parent-style-name="standard">
      <style:graphic-properties draw:stroke="none" svg:stroke-color="#000000" draw:fill="none" draw:fill-color="#ffffff" fo:min-height="0.258cm"/>
    </style:style>
    <style:style style:name="gr14" style:family="graphic" style:parent-style-name="standard">
      <style:graphic-properties draw:stroke="none" svg:stroke-color="#000000" draw:fill="none" draw:fill-color="#ffffff" fo:min-height="0.385cm"/>
    </style:style>
    <style:style style:name="gr15" style:family="graphic" style:parent-style-name="standard">
      <style:graphic-properties draw:stroke="none" draw:fill="none" fo:min-height="0.639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1.401cm" fo:min-width="5.723cm"/>
    </style:style>
    <style:style style:name="gr17" style:family="graphic" style:parent-style-name="standard">
      <style:graphic-properties draw:stroke="none" svg:stroke-color="#000000" draw:fill="none" draw:fill-color="#ffffff" draw:textarea-vertical-align="bottom" fo:min-height="0.797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7" style:family="paragraph">
      <style:text-properties fo:font-size="8pt" style:font-size-asian="8pt" style:font-size-complex="8pt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P9" style:family="paragraph">
      <loext:graphic-properties draw:fill="none"/>
    </style:style>
    <style:style style:name="P10" style:family="paragraph">
      <style:paragraph-properties fo:text-align="end"/>
      <style:text-properties fo:font-size="8pt" style:font-size-asian="8pt" style:font-size-complex="8pt"/>
    </style:style>
    <style:style style:name="P11" style:family="paragraph">
      <style:paragraph-properties fo:text-align="start"/>
      <style:text-properties fo:color="#ce181e" fo:font-size="8pt" style:font-size-asian="12pt" style:font-size-complex="12pt"/>
    </style:style>
    <style:style style:name="P12" style:family="paragraph">
      <loext:graphic-properties draw:fill="none" draw:fill-color="#ffffff"/>
      <style:paragraph-properties fo:text-align="start"/>
      <style:text-properties fo:color="#ce181e" fo:font-size="8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8.763cm" svg:height="3.937cm" svg:x="6.969cm" svg:y="9.509cm">
          <draw:glue-point draw:id="4" svg:x="3.406cm" svg:y="2.098cm"/>
          <draw:glue-point draw:id="5" svg:x="2.971cm" svg:y="2.098cm"/>
          <draw:glue-point draw:id="6" svg:x="2.536cm" svg:y="2.098cm"/>
          <draw:glue-point draw:id="7" svg:x="2.102cm" svg:y="2.098cm"/>
          <draw:glue-point draw:id="8" svg:x="1.667cm" svg:y="2.098cm"/>
          <text:p text:style-name="P1">X86_64 - nuc0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58cm" svg:height="2.794cm" svg:x="13.446cm" svg:y="16.8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72cm" svg:height="2.54cm" svg:x="5.318cm" svg:y="20.3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572cm" svg:height="2.286cm" svg:x="5.318cm" svg:y="23.2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0.762cm" svg:height="0.762cm" svg:x="14.081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xml:id="id2" draw:id="id2" draw:layer="layout" svg:x1="11.414cm" svg:y1="6.588cm" svg:x2="16.875cm" svg:y2="6.588cm">
          <text:p/>
        </draw:line>
        <draw:connector draw:style-name="gr7" draw:text-style-name="P2" draw:layer="layout" svg:x1="10.779cm" svg:y1="9.255cm" svg:x2="14.144cm" svg:y2="6.588cm" draw:start-shape="id1" draw:start-glue-point="4" draw:end-shape="id2" draw:end-glue-point="0" svg:d="M10779 9255v-1307h3365v-1360" svg:viewBox="0 0 3366 2668">
          <text:p/>
        </draw:connector>
        <draw:custom-shape draw:style-name="gr8" draw:text-style-name="P4" xml:id="id3" draw:id="id3" draw:layer="layout" svg:width="7.874cm" svg:height="1.651cm" svg:x="7.477cm" svg:y="10.65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4.318cm" svg:height="1.047cm" svg:x="7.477cm" svg:y="11.256cm">
          <draw:text-box>
            <text:p text:style-name="P5"><text:span text:style-name="T1">lxd_host_und</text:span><text:span text:style-name="T1">erlay</text:span></text:p>
          </draw:text-box>
        </draw:frame>
        <draw:connector draw:style-name="gr7" draw:text-style-name="P2" draw:layer="layout" draw:line-skew="0.037cm" svg:x1="11.414cm" svg:y1="10.652cm" svg:x2="10.779cm" svg:y2="9.763cm" draw:start-shape="id3" draw:start-glue-point="0" draw:end-shape="id1" draw:end-glue-point="8" svg:d="M11414 10652v-381h-635v-508" svg:viewBox="0 0 636 890">
          <text:p/>
        </draw:connector>
        <draw:custom-shape draw:style-name="gr10" draw:text-style-name="P2" xml:id="id1" draw:id="id1" draw:layer="layout" svg:width="0.508cm" svg:height="0.508cm" svg:x="10.525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3.556cm" svg:height="0.762cm" svg:x="10.906cm" svg:y="9.001cm">
          <draw:text-box>
            <text:p text:style-name="P7"><text:span text:style-name="T2">Untrusted outside</text:span></text:p>
          </draw:text-box>
        </draw:frame>
        <draw:frame draw:style-name="gr12" draw:text-style-name="P8" draw:layer="layout" svg:width="3.937cm" svg:height="0.785cm" svg:x="11.287cm" svg:y="10.144cm">
          <draw:text-box>
            <text:p text:style-name="P7"><text:span text:style-name="T2">eth1 – IP via macvlan</text:span></text:p>
          </draw:text-box>
        </draw:frame>
        <draw:frame draw:style-name="gr13" draw:text-style-name="P8" draw:layer="layout" svg:width="3.048cm" svg:height="0.785cm" svg:x="12.049cm" svg:y="12.407cm">
          <draw:text-box>
            <text:p text:style-name="P7"><text:span text:style-name="T2">eth2 – 192.168.0.1/24</text:span></text:p>
          </draw:text-box>
        </draw:frame>
        <draw:connector draw:style-name="gr7" draw:text-style-name="P2" draw:layer="layout" draw:line-skew="0.172cm -2.286cm -1.697cm" svg:x1="14.462cm" svg:y1="13.065cm" svg:x2="13.191cm" svg:y2="12.302cm" draw:start-shape="id4" draw:start-glue-point="4" draw:end-shape="id5" draw:end-glue-point="7" svg:d="M14462 13065v-381h-508-763v-382" svg:viewBox="0 0 1272 764">
          <text:p/>
        </draw:connector>
        <draw:line draw:style-name="gr6" draw:text-style-name="P3" xml:id="id6" draw:id="id6" draw:layer="layout" svg:x1="9.636cm" svg:y1="15.605cm" svg:x2="15.097cm" svg:y2="15.605cm">
          <text:p/>
        </draw:line>
        <draw:connector draw:style-name="gr7" draw:text-style-name="P2" draw:layer="layout" svg:x1="14.462cm" svg:y1="13.827cm" svg:x2="12.366cm" svg:y2="15.605cm" draw:start-shape="id4" draw:start-glue-point="8" draw:end-shape="id6" draw:end-glue-point="0" svg:d="M14462 13827v863h-2096v915" svg:viewBox="0 0 2097 1779">
          <text:p/>
        </draw:connector>
        <draw:frame draw:style-name="gr14" draw:text-style-name="P8" draw:layer="layout" svg:width="2.667cm" svg:height="1.319cm" svg:x="14.589cm" svg:y="13.573cm">
          <draw:text-box>
            <text:p text:style-name="P7"><text:span text:style-name="T2">Trusted inside – physically bound to eth2 in LXC underlay</text:span></text:p>
          </draw:text-box>
        </draw:frame>
        <draw:frame draw:style-name="gr15" draw:text-style-name="P9" draw:layer="layout" svg:width="7.186cm" svg:height="0.889cm" svg:x="13.499cm" svg:y="18.78cm">
          <draw:text-box>
            <text:p>X86_64 - nuc10</text:p>
          </draw:text-box>
        </draw:frame>
        <draw:custom-shape draw:style-name="gr16" draw:text-style-name="P4" draw:layer="layout" svg:width="6.223cm" svg:height="1.651cm" svg:x="13.7cm" svg:y="17.129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4.318cm" svg:height="1.047cm" svg:x="13.7cm" svg:y="17.733cm">
          <draw:text-box>
            <text:p text:style-name="P5"><text:span text:style-name="T1">lxd_host_underlay</text:span></text:p>
          </draw:text-box>
        </draw:frame>
        <draw:frame draw:style-name="gr11" draw:text-style-name="P8" draw:layer="layout" svg:width="3.556cm" svg:height="0.785cm" svg:x="7.096cm" svg:y="8.851cm">
          <draw:text-box>
            <text:p text:style-name="P10"><text:span text:style-name="T2">Provisioning/LXD </text:span><text:span text:style-name="T2">Interface</text:span></text:p>
          </draw:text-box>
        </draw:frame>
        <draw:frame draw:style-name="gr17" draw:text-style-name="P12" draw:layer="layout" svg:width="3.556cm" svg:height="1.052cm" svg:x="11.668cm" svg:y="11.282cm">
          <draw:text-box>
            <text:p text:style-name="P11"><text:span text:style-name="T3">eth2: DHCP, DNS over Tor, IP Forwarding out eth1 </text:span><text:span text:style-name="T3">(if configure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6T20:52:18.103717548</meta:creation-date>
    <dc:date>2018-08-27T00:19:48.611710774</dc:date>
    <meta:editing-duration>PT3H7M4S</meta:editing-duration>
    <meta:editing-cycles>17</meta:editing-cycles>
    <meta:generator>LibreOffice/6.0.3.2$Linux_X86_64 LibreOffice_project/00m0$Build-2</meta:generator>
    <meta:document-statistic meta:object-count="23"/>
  </office:meta>
</office:document-meta>
</file>